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A0000031AB3A75FBABA3DF316.png" manifest:media-type="image/png"/>
  <manifest:file-entry manifest:full-path="Pictures/100000000000074B000003313ABAF931F29D1888.png" manifest:media-type="image/png"/>
  <manifest:file-entry manifest:full-path="Pictures/100000000000077E00000300BAD8984D9BB30311.png" manifest:media-type="image/png"/>
  <manifest:file-entry manifest:full-path="Pictures/1000000000000766000003AFBF430A2C14260822.png" manifest:media-type="image/png"/>
  <manifest:file-entry manifest:full-path="Pictures/100000000000076C000002839D5E42274E0743A4.png" manifest:media-type="image/png"/>
  <manifest:file-entry manifest:full-path="Pictures/1000000000000762000002F82A91D67D7BBD8C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b3c7" officeooo:paragraph-rsid="000ab3c7"/>
    </style:style>
    <style:style style:name="P2" style:family="paragraph" style:parent-style-name="Standard">
      <style:paragraph-properties fo:text-align="center" style:justify-single-word="false"/>
      <style:text-properties officeooo:paragraph-rsid="000ab3c7"/>
    </style:style>
    <style:style style:name="P3" style:family="paragraph" style:parent-style-name="Standard">
      <style:paragraph-properties fo:text-align="center" style:justify-single-word="false"/>
      <style:text-properties officeooo:rsid="000ab3c7" officeooo:paragraph-rsid="000ab3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DAD 1</text:p>
      <text:p text:style-name="P2"><draw:frame draw:style-name="fr1" draw:name="Imagen6" text:anchor-type="paragraph" svg:x="0cm" svg:y="0.183cm" svg:width="17cm" svg:height="7.11cm" draw:z-index="5"><draw:image xlink:href="Pictures/100000000000076A0000031AB3A75FBABA3DF316.png" xlink:type="simple" xlink:show="embed" xlink:actuate="onLoad" loext:mime-type="image/png"/></draw:frame></text:p>
      <text:p text:style-name="P1">ACTIVIDAD 2</text:p>
      <text:p text:style-name="Standard"><draw:frame draw:style-name="fr1" draw:name="Imagen5" text:anchor-type="paragraph" svg:x="-0.282cm" svg:y="0.078cm" svg:width="17cm" svg:height="7.438cm" draw:z-index="4"><draw:image xlink:href="Pictures/100000000000074B000003313ABAF931F29D1888.png" xlink:type="simple" xlink:show="embed" xlink:actuate="onLoad" loext:mime-type="image/png"/></draw:frame></text:p>
      <text:p text:style-name="P1">ACTIVIDAD 3</text:p>
      <text:p text:style-name="Standard"><draw:frame draw:style-name="fr1" draw:name="Imagen4" text:anchor-type="paragraph" svg:x="-0.446cm" svg:y="0.249cm" svg:width="17cm" svg:height="5.752cm" draw:z-index="3"><draw:image xlink:href="Pictures/100000000000076C000002839D5E42274E0743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<text:soft-page-break/>ACTIVIDAD 4</text:p>
      <text:p text:style-name="P2"><draw:frame draw:style-name="fr1" draw:name="Imagen3" text:anchor-type="paragraph" svg:x="0.071cm" svg:y="0.291cm" svg:width="17cm" svg:height="8.463cm" draw:z-index="2"><draw:image xlink:href="Pictures/1000000000000766000003AFBF430A2C14260822.png" xlink:type="simple" xlink:show="embed" xlink:actuate="onLoad" loext:mime-type="image/png"/></draw:frame></text:p>
      <text:p text:style-name="P1">ACTIVIDAD 5</text:p>
      <text:p text:style-name="P1"><draw:frame draw:style-name="fr1" draw:name="Imagen2" text:anchor-type="paragraph" svg:x="0.21cm" svg:y="0.379cm" svg:width="17cm" svg:height="6.835cm" draw:z-index="1"><draw:image xlink:href="Pictures/1000000000000762000002F82A91D67D7BBD8C12.png" xlink:type="simple" xlink:show="embed" xlink:actuate="onLoad" loext:mime-type="image/png"/></draw:frame></text:p>
      <text:p text:style-name="P1">ACTIVIDAD 6</text:p>
      <text:p text:style-name="P1"><draw:frame draw:style-name="fr1" draw:name="Imagen1" text:anchor-type="paragraph" svg:x="-0.037cm" svg:y="0.286cm" svg:width="17cm" svg:height="6.807cm" draw:z-index="0"><draw:image xlink:href="Pictures/100000000000077E00000300BAD8984D9BB303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5S</meta:editing-duration>
    <meta:editing-cycles>4</meta:editing-cycles>
    <meta:generator>LibreOffice/5.4.1.2$Windows_X86_64 LibreOffice_project/ea7cb86e6eeb2bf3a5af73a8f7777ac570321527</meta:generator>
    <dc:date>2017-11-10T13:25:55.913000000</dc:date>
    <meta:document-statistic meta:table-count="0" meta:image-count="6" meta:object-count="0" meta:page-count="2" meta:paragraph-count="6" meta:word-count="12" meta:character-count="66" meta:non-whitespace-character-count="60"/>
    <meta:user-defined meta:name="Info 1"/>
    <meta:user-defined meta:name="Info 2"/>
    <meta:user-defined meta:name="Info 3"/>
    <meta:user-defined meta:name="Info 4"/>
  </office:meta>
</office:document-meta>
</file>